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fo:font-weight="bold" officeooo:rsid="000c9415" officeooo:paragraph-rsid="000c9415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3pt" fo:font-weight="bold" officeooo:rsid="000c9415" officeooo:paragraph-rsid="000c9415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fo:font-size="13pt" fo:font-weight="normal" officeooo:rsid="000c9415" officeooo:paragraph-rsid="000c9415" style:font-size-asian="11.3500003814697pt" style:font-weight-asian="normal" style:font-size-complex="13pt" style:font-weight-complex="normal"/>
    </style:style>
    <style:style style:name="P4" style:family="paragraph" style:parent-style-name="Standard" style:list-style-name="L1">
      <style:text-properties fo:font-size="13pt" fo:font-weight="normal" officeooo:rsid="000c9415" officeooo:paragraph-rsid="000c9415" style:font-size-asian="11.3500003814697pt" style:font-weight-asian="normal" style:font-size-complex="13pt" style:font-weight-complex="normal"/>
    </style:style>
    <style:style style:name="P5" style:family="paragraph" style:parent-style-name="Standard" style:list-style-name="L2">
      <style:text-properties fo:font-size="13pt" fo:font-weight="normal" officeooo:rsid="000c9415" officeooo:paragraph-rsid="000c9415" style:font-size-asian="11.3500003814697pt" style:font-weight-asian="normal" style:font-size-complex="13pt" style:font-weight-complex="normal"/>
    </style:style>
    <style:style style:name="P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r. Marc Caldas Garrido</text:p>
      <text:p text:style-name="P2">President del Club marítim de Maó</text:p>
      <text:p text:style-name="P2">Moll de Llevant, 287, 07701 Maó</text:p>
      <text:p text:style-name="P2"/>
      <text:p text:style-name="P3">Us convoc a la propera reunió del club marítim <text:s/>de Maó</text:p>
      <text:p text:style-name="P3"/>
      <text:list text:style-name="L1">
        <text:list-item>
          <text:p text:style-name="P4"><text:span text:style-name="T1">Dia:</text:span> Dilluns, 18 de novembre</text:p>
        </text:list-item>
        <text:list-item>
          <text:p text:style-name="P4"><text:span text:style-name="T1">Hora:</text:span> A las 20h </text:p>
        </text:list-item>
        <text:list-item>
          <text:p text:style-name="P4"><text:span text:style-name="T1">Lloc:</text:span> Sala de actes del club, Moll de Llevant, 287, 07701 Maó</text:p>
        </text:list-item>
      </text:list>
      <text:p text:style-name="P3"/>
      <text:p text:style-name="P3">Ordre del dia:</text:p>
      <text:p text:style-name="P3"/>
      <text:list text:style-name="L2">
        <text:list-item>
          <text:p text:style-name="P5">Lectura i aprovació de l’acta de la sessió anterior.</text:p>
        </text:list-item>
        <text:list-item>
          <text:p text:style-name="P5">Organització del Campionat de Menorca de Natació.</text:p>
        </text:list-item>
        <text:list-item>
          <text:p text:style-name="P5">Admissió de nous membres a la Federació.</text:p>
        </text:list-item>
        <text:list-item>
          <text:p text:style-name="P5">Torn obert de paraules</text:p>
        </text:list-item>
      </text:list>
      <text:p text:style-name="P3"/>
      <text:p text:style-name="P3"><draw:line text:anchor-type="paragraph" draw:z-index="0" draw:name="Line 1" draw:style-name="gr1" draw:text-style-name="P6" svg:x1="0.258cm" svg:y1="2.087cm" svg:x2="2.851cm" svg:y2="0.499cm"><text:p/></draw:line><draw:line text:anchor-type="paragraph" draw:z-index="1" draw:name="Horizontal line 1" draw:style-name="gr1" draw:text-style-name="P6" svg:x1="0.064cm" svg:y1="0.471cm" svg:x2="2.851cm" svg:y2="0.499cm"><text:p/></draw:line><draw:line text:anchor-type="paragraph" draw:z-index="2" draw:name="Line 2" draw:style-name="gr1" draw:text-style-name="P6" svg:x1="0.064cm" svg:y1="0.499cm" svg:x2="1.846cm" svg:y2="2.087cm"><text:p/></draw:line></text:p>
      <text:p text:style-name="P3"/>
      <text:p text:style-name="P3"><draw:line text:anchor-type="paragraph" draw:z-index="3" draw:name="Line 3" draw:style-name="gr1" draw:text-style-name="P6" svg:x1="3.115cm" svg:y1="0.291cm" svg:x2="1.845cm" svg:y2="1.032cm"><text:p/></draw:line></text:p>
      <text:p text:style-name="P3"/>
      <text:p text:style-name="P3"/>
      <text:p text:style-name="P3"/>
      <text:p text:style-name="P3">David Sánchez Cabanillas</text:p>
      <text:p text:style-name="P3">President del club marítim de Maó</text:p>
      <text:p text:style-name="P3"/>
      <text:p text:style-name="P3">Maó, 12 de novembr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09:12:13.286914800</meta:creation-date>
    <dc:date>2024-11-12T09:21:41.012156210</dc:date>
    <meta:editing-duration>PT9M28S</meta:editing-duration>
    <meta:editing-cycles>1</meta:editing-cycles>
    <meta:document-statistic meta:table-count="0" meta:image-count="0" meta:object-count="0" meta:page-count="1" meta:paragraph-count="15" meta:word-count="98" meta:character-count="510" meta:non-whitespace-character-count="432"/>
    <meta:generator>LibreOffice/24.8.2.1$Linux_X86_64 LibreOffice_project/480$Build-1</meta:generator>
  </office:meta>
</office:document-meta>
</file>